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Noto Sans" style:font-size-asian="5.09999990463257pt" style:font-name-complex="Noto Sans" style:font-size-complex="5.09999990463257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1.11pt double-thin #000000" style:border-line-width-bottom="0.18mm 0.04mm 0.18mm" fo:background-color="#dddddd" fo:border-left="0.06pt solid #000000" fo:border-right="0.74pt solid #000000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99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titled 1" table:style-name="ta1">
        <table:table-column table:style-name="co1" table:default-cell-style-name="ce12"/>
        <table:table-column table:style-name="co2" table:number-columns-repeated="3" table:default-cell-style-name="ce15"/>
        <table:table-column table:style-name="co2" table:number-columns-repeated="1016" table:default-cell-style-name="ce12"/>
        <table:table-row table:style-name="ro1">
          <table:table-cell table:style-name="ce10" office:value-type="string" calcext:value-type="string">
            <text:p>Test setup &amp; proced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pan text:style-name="T1">  - STM8S Discovery running @ 16MHz internal clock (HSI)</text:span>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pload via stm8flash -c stlink -p stm8s105c6 -w [file] 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ART output to PC via TTL&lt;-&gt;UAB adapter and miniterm @ 9600B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- upload and check for pass/fail output in PC console</text:p>
          </table:table-cell>
          <table:table-cell table:number-columns-repeated="101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>
            <text:p>SDCC</text:p>
          </table:table-cell>
          <table:table-cell table:style-name="ce16" office:value-type="string" calcext:value-type="string">
            <text:p>Cosmic</text:p>
          </table:table-cell>
          <table:table-cell table:style-name="ce19" office:value-type="string" calcext:value-type="string">
            <text:p>IA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queue9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10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11:17:54.6517687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43:30.728592813</meta:creation-date>
    <dc:date>2021-01-31T12:36:03.888648830</dc:date>
    <meta:editing-duration>PT2H19M12S</meta:editing-duration>
    <meta:editing-cycles>8</meta:editing-cycles>
    <meta:generator>LibreOffice/6.0.7.3$Linux_X86_64 LibreOffice_project/00m0$Build-3</meta:generator>
    <meta:document-statistic meta:table-count="1" meta:cell-count="169" meta:object-count="0"/>
  </office:meta>
</office:document-meta>
</file>